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a926c" officeooo:paragraph-rsid="001a926c"/>
    </style:style>
    <style:style style:name="P2" style:family="paragraph" style:parent-style-name="Standard">
      <style:text-properties officeooo:rsid="001a926c" officeooo:paragraph-rsid="001b629a"/>
    </style:style>
    <style:style style:name="P3" style:family="paragraph" style:parent-style-name="Standard">
      <style:text-properties officeooo:rsid="001b629a" officeooo:paragraph-rsid="001b629a"/>
    </style:style>
    <style:style style:name="P4" style:family="paragraph" style:parent-style-name="Standard">
      <style:text-properties officeooo:rsid="001b629a" officeooo:paragraph-rsid="001d1f04"/>
    </style:style>
    <style:style style:name="P5" style:family="paragraph" style:parent-style-name="Standard">
      <style:text-properties officeooo:rsid="001d1f04" officeooo:paragraph-rsid="001d1f04"/>
    </style:style>
    <style:style style:name="P6" style:family="paragraph" style:parent-style-name="Standard">
      <style:text-properties officeooo:rsid="001d1f04" officeooo:paragraph-rsid="001f77af"/>
    </style:style>
    <style:style style:name="P7" style:family="paragraph" style:parent-style-name="Standard">
      <style:text-properties officeooo:rsid="001e7188" officeooo:paragraph-rsid="001d1f04"/>
    </style:style>
    <style:style style:name="P8" style:family="paragraph" style:parent-style-name="Standard">
      <style:text-properties officeooo:rsid="001e7188" officeooo:paragraph-rsid="001e7188"/>
    </style:style>
    <style:style style:name="P9" style:family="paragraph" style:parent-style-name="Standard">
      <style:text-properties fo:color="#000000" style:font-name="Consolas" fo:font-size="11pt" officeooo:paragraph-rsid="001f77af" fo:background-color="#ffffff" style:font-size-asian="11pt"/>
    </style:style>
    <style:style style:name="P10" style:family="paragraph" style:parent-style-name="Standard">
      <style:text-properties officeooo:paragraph-rsid="001f77af"/>
    </style:style>
    <style:style style:name="P11" style:family="paragraph" style:parent-style-name="Standard">
      <style:text-properties fo:color="#000000" style:font-name="Consolas" fo:font-size="11pt" officeooo:paragraph-rsid="001f77af" fo:background-color="#ffffff" style:font-size-asian="11pt"/>
    </style:style>
    <style:style style:name="P12" style:family="paragraph" style:parent-style-name="Standard">
      <style:text-properties fo:color="#000000" style:font-name="Consolas" fo:font-size="11pt" officeooo:rsid="001d1f04" officeooo:paragraph-rsid="001f77af" fo:background-color="#ffffff" style:font-size-asian="11pt"/>
    </style:style>
    <style:style style:name="P13" style:family="paragraph" style:parent-style-name="Standard">
      <style:text-properties fo:color="#000000" style:font-name="Consolas" fo:font-size="11pt" officeooo:rsid="001d1f04" officeooo:paragraph-rsid="001d1f04" fo:background-color="#ffffff" style:font-size-asian="11pt"/>
    </style:style>
    <style:style style:name="P14" style:family="paragraph" style:parent-style-name="Standard">
      <style:text-properties officeooo:rsid="001d1f04" officeooo:paragraph-rsid="001f77af"/>
    </style:style>
    <style:style style:name="T1" style:family="text">
      <style:text-properties officeooo:rsid="001b629a"/>
    </style:style>
    <style:style style:name="T2" style:family="text">
      <style:text-properties officeooo:rsid="001c84a7"/>
    </style:style>
    <style:style style:name="T3" style:family="text">
      <style:text-properties officeooo:rsid="001d1f04"/>
    </style:style>
    <style:style style:name="T4" style:family="text">
      <style:text-properties officeooo:rsid="001e7188"/>
    </style:style>
    <style:style style:name="T5" style:family="text">
      <style:text-properties fo:color="#0000ff" style:font-name="Consolas" fo:font-size="11pt" fo:background-color="#ffffff" loext:char-shading-value="0" style:font-size-asian="11pt"/>
    </style:style>
    <style:style style:name="T6" style:family="text">
      <style:text-properties fo:color="#0000ff" style:font-name="Consolas" fo:font-size="11pt" fo:background-color="#ffffff" loext:char-shading-value="0" style:font-size-asian="11pt"/>
    </style:style>
    <style:style style:name="T7" style:family="text">
      <style:text-properties fo:color="#000000" style:font-name="Consolas" fo:font-size="11pt" fo:background-color="#ffffff" loext:char-shading-value="0" style:font-size-asian="11pt"/>
    </style:style>
    <style:style style:name="T8" style:family="text">
      <style:text-properties fo:color="#000000" style:font-name="Consolas" fo:font-size="11pt" fo:background-color="#ffffff" loext:char-shading-value="0" style:font-size-asian="11pt"/>
    </style:style>
    <style:style style:name="T9" style:family="text">
      <style:text-properties fo:color="#808080" style:font-name="Consolas" fo:font-size="11pt" fo:background-color="#ffffff" loext:char-shading-value="0" style:font-size-asian="11pt"/>
    </style:style>
    <style:style style:name="T10" style:family="text">
      <style:text-properties fo:color="#a31515" style:font-name="Consolas" fo:font-size="11pt" fo:background-color="#ffffff" loext:char-shading-value="0" style:font-size-asian="11pt"/>
    </style:style>
    <style:style style:name="T11" style:family="text">
      <style:text-properties fo:color="#a31515" style:font-name="Consolas" fo:font-size="11pt" fo:background-color="#ffffff" loext:char-shading-value="0" style:font-size-asian="11pt"/>
    </style:style>
    <style:style style:name="T12" style:family="text">
      <style:text-properties fo:color="#008000" style:font-name="Consolas" fo:font-size="11pt" fo:background-color="#ffffff" loext:char-shading-value="0" style:font-size-asian="11pt"/>
    </style:style>
    <style:style style:name="T13" style:family="text">
      <style:text-properties fo:color="#008000"/>
    </style:style>
    <style:style style:name="T14" style:family="text">
      <style:text-properties fo:color="#2b91af" style:font-name="Consolas" fo:font-size="11pt" fo:background-color="#ffffff" loext:char-shading-value="0" style:font-size-asian="11pt"/>
    </style:style>
    <style:style style:name="T15" style:family="text">
      <style:text-properties fo:color="#6f008a" style:font-name="Consolas" fo:font-size="11pt" fo:background-color="#ffffff" loext:char-shading-value="0" style:font-size-asian="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Quick view</text:h>
      <text:p text:style-name="P3"/>
      <text:p text:style-name="P2">GLINT is a<text:span text:style-name="T1">n Open Source syntactic analyzer</text:span>. <text:span text:style-name="T1">The most common use is for implementing a calculator into existing applications. </text:span></text:p>
      <text:p text:style-name="P2"/>
      <text:p text:style-name="P3">GLINT is <text:span text:style-name="T2">distributed under Apache License 2.0. In short, it lets you to do anything without warranty, with the proper attributions. The license does not require source code to be available if distributed in binary.</text:span></text:p>
      <text:p text:style-name="P1"/>
      <text:p text:style-name="P4"><text:s/>GLINT is written in C and <text:span text:style-name="T3">the parser expects expressions that follows </text:span>C <text:span text:style-name="T4">syntax and </text:span>conventions, with some exceptions. </text:p>
      <text:p text:style-name="P7"/>
      <text:p text:style-name="P8">This is an example of code to implement the parser. </text:p>
      <text:p text:style-name="P8"/>
      <text:p text:style-name="P6"><text:span text:style-name="T5">#include</text:span><text:span text:style-name="T7"> </text:span><text:span text:style-name="T10">&lt;stdio.h&gt;</text:span></text:p>
      <text:p text:style-name="P6"><text:span text:style-name="T5">#include</text:span><text:span text:style-name="T7"> </text:span><text:span text:style-name="T10">"gparser/gparser.h"</text:span></text:p>
      <text:p text:style-name="P6"><text:span text:style-name="T10"/></text:p>
      <text:p text:style-name="P6"><text:span text:style-name="T5">int</text:span><text:span text:style-name="T7"> main( </text:span><text:span text:style-name="T5">int</text:span><text:span text:style-name="T7"> </text:span><text:span text:style-name="T9">argc</text:span><text:span text:style-name="T7">, </text:span><text:span text:style-name="T5">char</text:span><text:span text:style-name="T7">* </text:span><text:span text:style-name="T9">argv</text:span><text:span text:style-name="T7">[] )</text:span></text:p>
      <text:p text:style-name="P9">{</text:p>
      <text:p text:style-name="P10"><text:span text:style-name="T7"><text:s text:c="4"/></text:span><text:span text:style-name="T5">char</text:span><text:span text:style-name="T7"> command[] = </text:span><text:span text:style-name="T10">"1+2+3"</text:span><text:span text:style-name="T7">;</text:span></text:p>
      <text:p text:style-name="P9"/>
      <text:p text:style-name="P10"><text:span text:style-name="T7"><text:s text:c="4"/></text:span><text:span text:style-name="T12">/* First we need to create a parser */</text:span></text:p>
      <text:p text:style-name="P10"><text:span text:style-name="T7"><text:s text:c="4"/></text:span><text:span text:style-name="T14">gParser</text:span><text:span text:style-name="T7">* parser = gParser_create();</text:span></text:p>
      <text:p text:style-name="P9"/>
      <text:p text:style-name="P10"><text:span text:style-name="T7"><text:s text:c="4"/></text:span><text:span text:style-name="T12">/* Solves the string using the parser */</text:span></text:p>
      <text:p text:style-name="P10"><text:span text:style-name="T7"><text:s text:c="4"/></text:span><text:span text:style-name="T5">int</text:span><text:span text:style-name="T7"> status = gParser_command( parser, command );</text:span></text:p>
      <text:p text:style-name="P9"/>
      <text:p text:style-name="P10"><text:span text:style-name="T7"><text:s text:c="4"/></text:span><text:span text:style-name="T5">if</text:span><text:span text:style-name="T7"> (status == </text:span><text:span text:style-name="T15">GPARSE_OK</text:span><text:span text:style-name="T7">){</text:span></text:p>
      <text:p text:style-name="P10"><text:span text:style-name="T7"><text:s text:c="8"/></text:span><text:span text:style-name="T12">/* The solution is stored in ans */</text:span><text:span text:style-name="T7"> </text:span></text:p>
      <text:p text:style-name="P10"><text:span text:style-name="T7"><text:s text:c="8"/></text:span><text:span text:style-name="T12">/* To directly obtain the value as a double */</text:span></text:p>
      <text:p text:style-name="P10"><text:span text:style-name="T7"><text:s text:c="8"/></text:span><text:span text:style-name="T5">double</text:span><text:span text:style-name="T7"> v = gVariable_getasDouble( parser-&gt;ans );</text:span></text:p>
      <text:p text:style-name="P10"><text:span text:style-name="T7"><text:s text:c="8"/>printf( </text:span><text:span text:style-name="T10">" <text:s text:c="3"/>%g"</text:span><text:span text:style-name="T7">, v );</text:span></text:p>
      <text:p text:style-name="P9"><text:s text:c="4"/>}</text:p>
      <text:p text:style-name="P10"><text:span text:style-name="T7"><text:s text:c="4"/></text:span><text:span text:style-name="T5">else</text:span><text:span text:style-name="T7">{ </text:span><text:span text:style-name="T12">/* (status == GPARSE_ERROR) There is an error */</text:span></text:p>
      <text:p text:style-name="P10"><text:span text:style-name="T7"><text:s text:c="8"/>printf( </text:span><text:span text:style-name="T10">"%s"</text:span><text:span text:style-name="T7">, command );</text:span></text:p>
      <text:p text:style-name="P9"/>
      <text:p text:style-name="P10"><text:span text:style-name="T7"><text:s text:c="8"/></text:span><text:span text:style-name="T12">/* Shows the error message.*/</text:span></text:p>
      <text:p text:style-name="P10"><text:span text:style-name="T7"><text:s text:c="8"/>printf( </text:span><text:span text:style-name="T10">"\n%s. "</text:span><text:span text:style-name="T7">, parser-&gt;err_msg );</text:span></text:p>
      <text:p text:style-name="P9"/>
      <text:p text:style-name="P10"><text:span text:style-name="T7"><text:s text:c="8"/></text:span><text:span text:style-name="T12">/* Indicates the token that has triggered the error. */</text:span></text:p>
      <text:p text:style-name="P10"><text:span text:style-name="T7"><text:s text:c="8"/>printf( </text:span><text:span text:style-name="T10">"char: %i "</text:span><text:span text:style-name="T7">, parser-&gt;err_column );</text:span></text:p>
      <text:p text:style-name="P9"><text:s text:c="4"/>}</text:p>
      <text:p text:style-name="P9"/>
      <text:p text:style-name="P9"><text:s text:c="4"/><text:span text:style-name="T13">/* Finally release memory resources */</text:span></text:p>
      <text:p text:style-name="P9"><text:s text:c="4"/>gParser_dispose( parser );</text:p>
      <text:p text:style-name="P9"/>
      <text:p text:style-name="P9"><text:s text:c="4"/>getchar();</text:p>
      <text:p text:style-name="P12">}</text:p>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2T14:40:34.988000000</meta:creation-date>
    <dc:date>2016-06-02T16:46:30.989000000</dc:date>
    <meta:editing-duration>PT1H19M39S</meta:editing-duration>
    <meta:editing-cycles>4</meta:editing-cycles>
    <meta:generator>LibreOffice/4.4.7.2$Windows_x86 LibreOffice_project/f3153a8b245191196a4b6b9abd1d0da16eead600</meta:generator>
    <meta:document-statistic meta:table-count="0" meta:image-count="0" meta:object-count="0" meta:page-count="2" meta:paragraph-count="31" meta:word-count="215" meta:character-count="1401" meta:non-whitespace-character-count="1089"/>
  </office:meta>
</office:document-meta>
</file>